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6])" office:value-type="float" office:value="51100" calcext:value-type="float">
            <text:p>51100</text:p>
          </table:table-cell>
          <table:table-cell table:formula="of:=SUM([.K2];[.K3];[.K8];[.K22];[.K27])" office:value-type="float" office:value="54700" calcext:value-type="float">
            <text:p>54700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table:number-columns-repeated="4"/>
          <table:table-cell table:formula="of:=[.N4]-[.M4]" office:value-type="float" office:value="3600" calcext:value-type="float">
            <text:p>36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25550" calcext:value-type="float">
            <text:p>255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table:style-name="ce17" table:formula="of:=SUM([.B25:.F25])" office:value-type="float" office:value="19000" calcext:value-type="float">
            <text:p>19000</text:p>
          </table:table-cell>
          <table:table-cell table:style-name="ce23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394.117647058824" calcext:value-type="float">
            <text:p>394.1176470588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)" office:value-type="float" office:value="834.117647058824" calcext:value-type="float">
            <text:p>834.1176470588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C44];[.F44])" office:value-type="float" office:value="335.294117647059" calcext:value-type="float">
            <text:p>335.2941176471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table:formula="of:=SUM([.B44:.F44])" office:value-type="float" office:value="1169.41176470588" calcext:value-type="float">
            <text:p>1169.411764705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+Stepan</text:p>
          </table:table-cell>
          <table:table-cell/>
          <table:table-cell table:formula="of:=SUM([.C44:.F44])" office:value-type="float" office:value="729.411764705882" calcext:value-type="float">
            <text:p>729.4117647059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335.294117647059" calcext:value-type="float">
            <text:p>335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834.117647058824" calcext:value-type="float">
            <text:p>834.1176470588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169.41176470588" calcext:value-type="float">
            <text:p>1169.4117647059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5" office:value-type="float" office:value="0" calcext:value-type="float">
            <text:p>0</text:p>
          </table:table-cell>
          <table:table-cell table:style-name="ce17" table:formula="of:=[.F25]/18" office:value-type="float" office:value="0" calcext:value-type="float">
            <text:p>0</text:p>
          </table:table-cell>
          <table:table-cell/>
          <table:table-cell table:formula="of:=SUM([.B44:.F44])" office:value-type="float" office:value="1169.41176470588" calcext:value-type="float">
            <text:p>1169.4117647059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5])" office:value-type="float" office:value="19000" calcext:value-type="float">
            <text:p>190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/00/0000</text:date>, <text:time style:data-style-name="N2" text:time-value="11:10:12.2691880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09T11:11:09.500819854</dc:date>
    <meta:editing-duration>P2DT23H40M35S</meta:editing-duration>
    <meta:editing-cycles>1360</meta:editing-cycles>
    <meta:generator>LibreOffice/4.2.8.2$Linux_X86_64 LibreOffice_project/420m0$Build-2</meta:generator>
    <meta:document-statistic meta:table-count="10" meta:cell-count="3188" meta:object-count="0"/>
  </office:meta>
</office:document-meta>
</file>